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Exception.MessagingExcep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MessagingExce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MessagingException( Message &lt; ? &gt;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MessagingException( Message &lt; ? &gt; messag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getFail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Exception.MessagingException( Message &lt; ? &gt; message , @ Nullable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Exception.MessagingException( @ Nullable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